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3799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26" table:default-cell-style-name="ce2"/>
        <table:table-row table:style-name="ro1">
          <table:table-cell table:style-name="ce1" office:value-type="string" calcext:value-type="string">
            <text:p>Prompt</text:p>
          </table:table-cell>
          <table:table-cell table:style-name="ce1" office:value-type="string" calcext:value-type="string">
            <text:p>Usage Count</text:p>
          </table:table-cell>
          <table:table-cell table:style-name="ce1" office:value-type="string" calcext:value-type="string">
            <text:p>Channel History</text:p>
          </table:table-cell>
          <table:table-cell table:style-name="ce1" office:value-type="string" calcext:value-type="string">
            <text:p>Last Used Channel</text:p>
          </table:table-cell>
          <table:table-cell table:number-columns-repeated="22"/>
        </table:table-row>
        <table:table-row table:style-name="ro1">
          <table:table-cell table:style-name="ce1" office:value-type="string" calcext:value-type="string">
            <text:p>Old cottage interior at night, open book on wooden table, moonlight streaming through small window, stars faintly visible outside, cool blue-gray tones, deep shadows,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Rustic room with open window to night sky, Milky Way visible, soft moonlight across pages of antique book, worn plaster walls, cinematic,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Full moon glow illuminating open tome on rough table, dark corners fading into blue shadow, vintage aesthetic,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Book left open beneath window, moonbeam slicing across spread pages, night mist visible through glass, silver color palette,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Starry night through six-pane window, soft reflections on glass, aged wooden interior and open book glowing faintly, serene quiet atmosphere,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Rustic cabin study, night outside, faint aurora in sky, cool tones, book and table catching bluish window light, cinematic realism,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Dim room, single open book under moonbeam, window ajar with crickets and soft wind, calm and peaceful,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Wide shot of room, moonlight entering diagonally, one open and one closed book, shadows stretching long, minimalism,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Old farmhouse by moonlight, open books near window, faint starlight reflections, film grain aesthetic,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Over-the-shoulder shot, reader’s silhouette lit by moonlight, text glowing faintly, outside full moon visible,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Night breeze moving curtain, book pages slightly lifted, starlit reflection on glass, tranquil,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Cool blue shadows, old wall textures barely visible, silver highlights on paper edges, moody lighting,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Window wide open to starry countryside, book and table inside faintly illuminated, warm brown and blue tones blending,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Rustic interior with worn floorboards, open book under beam of moonlight, night calm,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Milky Way visible through window, inside faint amber lamplight, old book and wood textures glowing softly,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Clouds crossing moon, alternating shadows over book pages, cinematic long exposure style,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Moonlit dust motes floating in air, open antique book, textured plaster walls,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Moonlight illuminating room corner, book on table near window, cool serene palette, photorealistic,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Exterior view looking inside window, old room softly glowing under moonlight, books visible on table,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Close-up of page edges catching silver light, blurred stars behind window glass,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Abandoned cabin scene, open book covered in light dust, moon shining through broken pane, melancholic,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Interior night, soft blue hue, faint reflection of stars in glass, cinematic depth,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Moonlight painting narrow line across open page, room dark and grainy, vintage tone,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Moon outside framed perfectly by old wooden window, book open inside on desk, balanced symmetry,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Night with visible constellations through dusty glass, table and open book illuminated by indirect light, artistic chiaroscuro,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Bright morning sun entering rustic room, open and closed books on rough table, dust motes glowing, earthy tones,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Golden afternoon, soft sun through half-open window, aged plaster walls and wood grain glowing warmly,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Two books near window, outside green meadow visible, gentle breeze lifting pages, cinematic sunlight,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Open tome near window ledge, reflection of leaves on pages, peaceful scholarly mood,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Low angle sunlight creating shadow grid from window frame across table and book, warm contrast,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Wide angle of rural cottage interior, open window, sunlight painting patterns on floorboards, two aged books visible,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Soft overcast daylight filtering in, diffused tones, aged textures highlighted subtly, calm tone,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Old library nook, sunlight through window dusting over open book and parchment scroll, detailed realism,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Cottage room at golden hour, glowing light, visible tree branches outside, warmth and peace,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Rustic study scene, soft summer light through lace curtain, books open on rough desk, delicate calm,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Window wide open, midday brightness illuminating book spine textures, balanced natural tone,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Old farmhouse table near window, open volume and ink bottle, strong sunbeams and shadow geometry,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Sunny garden visible through window, interior softly lit, book pages glowing, cinematic warmth,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Books stacked on table beside open one, sunlight patch creating focused light zone, artistic vignette,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Close-up of paper fibers glowing under direct sunlight, wooden textures and golden hue, macro focus,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Minimalist rustic room, empty chair, window light touching books and plaster wall, sense of stillness,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Warm golden reflections, gentle bloom on highlights, clean composition with window behind,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Soft midday light and light shadows, open book centered with delicate contrast, natural realism,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Interior flooded with golden beams from window, paper edges catching highlights, tranquil cinematic scene,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Stack of antique books beside open one, bright daylight pouring in, dust particles suspended midair,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Open-air feel: window fully open to blue sky, soft light across pages, natural breeze implied,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Old writer’s desk, early morning sunlight, deep shadows, warm color temperature, detailed realism,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Late afternoon warmth, amber tones and long shadows, two open books at angles, relaxed ambiance,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Bright interior with washed sunlight and pastel tones, minimal but rich textures, peaceful atmosphere,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Golden hour serenity, window overlooking countryside, books glowing softly under fading sunlight, cinematic balance,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Rustic interior with open antique book on aged wooden desk, six-pane window left side, golden sunlight, tree leaves casting dappled shadows on wall, earthy yellow tone, cinematic realism,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Old wooden study table with two books, warm afternoon light streaming in, faint reflection of a tree outside the window, textured plaster wall, subtle dust haze,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Vintage country room with large window, open tome and quill on table, faint branches visible outside, late autumn tones, peaceful warm mood,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Close-up from desk level, open book in sunlight, moving tree shadow crossing the pages, gentle motion blur implied, realistic lighting,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Overhead light from window onto two stacked books, tree silhouettes moving across windowpane, slight lens bloom, soft pastel sepia palette,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Old farmhouse interior, large window revealing oak tree outside, open books on table lit by sunlight, quiet contemplative tone, rustic detail,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Antique reading desk under window facing a garden, open book and feather pen visible, leafy tree shadows dancing across the wall, warm color grading,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View from corner of old study, two books and wooden chair, tall tree outside window in focus, soft breeze, early afternoon light,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Book spread on sill, tree branches blurred beyond glass, long beam of sunlight across the floor, cinematic feel,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Vintage cottage interior looking out to birch trees, pages turning gently, warm tone and dust motes, nostalgic atmosphere,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Low wide-angle from corner, open and closed books, window with visible trunk of large tree, soft early morning light, slightly misty mood,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Rear perspective from behind book, outside visible through window—lush tree canopy and sky, sunlight spilling in, warm vintage film look,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Window-centered shot, wooden desk below with books and inkpot, tree leaves outside backlit by afternoon sun, gentle vignette,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Diagonal shot across desk, thick old books and open pages, shadow of tree branches crossing through window frame, filmic lighting,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Old writer’s desk under window, trees outside in soft focus, bright midday contrast, tactile wood detail, vintage realism,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Late autumn, tree branches nearly bare outside, soft golden light pouring onto table with books, warm cinematic mood,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Spring morning glow through window, gentle green tree reflections, open book with dried flower, fresh airy tone,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Winter daylight streaming through frosted window, tree shapes silhouetted, open book with crisp pages, cool yet cozy feeling,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Summer noon, sunlight filtered through leafy branches outside, open tome casting long shadow, warm rustic palette,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Rainy afternoon scene, water streaks on window, blurred tree beyond, open book on table illuminated by diffused gray light, calm and introspective,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Macro of book’s page edge, reflection of tree leaves on window glass behind, gentle depth blur, moody natural light,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Close shot of two stacked books with tree outside visible through rain-spattered glass, cinematic overcast tone,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Camera placed near open book spine, shallow depth showing blurred greenery outside, golden sunlight and faint breeze implied,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Still life on old table: two ancient tomes, inkpot, small branch shadow from window, afternoon ambiance, painterly composition,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Wide cinematic room: window right, old books on desk left, tree visible beyond with soft motion, hazy golden tone, peaceful solitude,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Old farmhouse study, open antique Bible and closed hymn book on table, golden daylight through window, gentle dust motes, serene silence,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Wide shot of rustic interior, table under window, open book glowing softly from sunlight beam, aged plaster walls, faint lens bloom,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Low cinematic angle from table edge, focus on stacked books, green fields visible through window blur, tactile realism,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Top-down view of an open journal and fountain pen beside pressed flowers, sunlight crossing pages, warm tone,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Corner of a weathered room, window light spilling across aged book and quill, muted ochre palette, tranquil atmosphere,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Ancient wooden table with open holy text, a subtle beam of radiant light entering from window, ethereal dust shimmer, sense of divine calm,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Soft-focus room filled with sunlight, open scripture reflecting glow onto wall, faint silhouette of angelic light pattern, reverent tone,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Wide shot of rustic church-like chamber, open Bible on table, rays of sunlight forming a cross on the floor, divine warmth,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Book opened to illuminated manuscript illustration, holy light through stained window fragment, old plaster textures,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Quiet dawn scene, open Bible beneath window, subtle rays converging like divine blessing, peaceful mood,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Soft breeze moving thin curtains, open book on sill, sunlight and tree shadows dance across pages, sacred stillness,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Window view toward golden morning fields, open prayer book on table foreground, nature as divine symbol,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Wide rustic interior with vines creeping through open window, old book glows under sunlight, life and decay intertwined,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Forest visible through window, open tome illuminated by reflected green light, divine nature theme, cinematic calm,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Old monastery study, open Bible facing sunrise, beams cutting through light mist, transcendent presence,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Antique room bathed in twilight blue, open sacred text glowing faintly as if alive, mysterious holy presence,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Shadowy table scene, faint golden sigil appearing on open page from window light reflection, subtle mysticism,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Ancient manuscript under window light shaped like a cross, faint sense of divine power radiating from the pages,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Weathered stone room, open illuminated manuscript, shafts of gold light forming halo-like glow, ethereal realism,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Old scholar’s desk, quill frozen midair, faint holy light spilling from open Bible, godly symbolism through subtle magic realism,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Sunset entering through window, open book glowing orange, faint outline of a hand hovering in reverence, cinematic tone,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Empty chair by table, open holy text illuminated, soft warmth suggesting divine presence, gentle emotional resonance,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Dust-filled room where light from window touches book cover embossed with cross, visual poetry of solitude and faith,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Open book on rough table, rays from window illuminate handwritten note reading ‘In God We Trust,’ natural vignette,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Abandoned monastery cell, cracked wall, open tome bathed in divine light, powerful quiet spirituality, cinematic realism,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Old cottage study, open antique book and closed leather tome on rough table, six-pane window left, sunlit dust motes, textured plaster, shallow DOF, warm mid-day tones, cinematic,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Low raking light across deckled page edges, tight close-up, window grid abstracted in background bokeh, tactile paper fibers, subtle film grain,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Wide room view with chair pulled out, table and two books foreground, large window right casting long beams, minimal decor, museum calm,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Overhead top-down of open book, linen bookmark, graphite pencil, faint coffee ring, rectangular sun patch from muntins, editorial clean,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Overcast afternoon, cooler palette, misted glass with tiny droplets, pages softly lit, subdued contrast, contemplative mood,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Spring greens outside, shallow DOF foliage, pressed wildflower tucked in pages, gentle halation on highlights,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Macro of gutter and serif text, letterpress impression visible, wood grain sweeping diagonally, warm sepia wash,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Diagonal composition from window sill to table corner, open book centered, closed volume angled, drifting dust in sunbeam,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Wind through cracked window, linen curtain billowing, page corners lifting slightly, natural motion implied,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Symmetrical alignment—open book squared to window muntins, classical balance, level horizon, calm tonality,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Morning chill, bluish daylight mixing with warm interior wood, breath-like haze suggestion, crisp paper texture,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Lens-flare kiss from window edge, micro-contrast on page fibers, earthy ochres and olives, soft vignette,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Books on deep stone windowsill—one open, one upright leaning on frame, garden blur beyond, quiet domesticity,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Large negative-space wall, open book in a small pool of sunlight right, window left, layout-friendly composition,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Storm light, gray sky outside, rain streaks on old glass, room dark except bright window key, pages ruffled by breeze,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Cottage interior with stone fireplace glowing in background, open and closed books on table near window, warm firelight mixing with cool daylight, cinematic contrast,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Side profile of table and books, window left, hearth across the room right with ember glow, soft smoke haze catching light, tactile realism,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Close on page edges with fireplace bokeh behind, orange-gold reflections along leather spine, daylight rim from window,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Wide hearth-to-window axis, two books foreground on rough plank table, firelight warms shadows while window adds cool fill, balanced dual-lighting,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Reading nook: stone fireplace left, casement window right, open tome on a narrow table between them, layered light, dust motes in both beams,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Over-the-shoulder from a chair by the fire, open book on table near window, flames softly reflected on glass panes, fine film grain,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Hearth out of focus, glowing embers and char texture, open book in sharp relief on table, warm-cool color harmony (fire vs. daylight),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Evening transition: dimming outdoor light through window, fireplace becoming key light, pages rim-lit, subtle smoke trail near mantle,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Angled composition from mantle height looking toward window, two books stacked with one open, ember sparks drifting, rustic stonework detail,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Minimal rustic desk by window, open book centered with clean negative space around, gentle midday glow, print-ready clarity,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Old rural house interior, rustic wooden table beneath a six-pane window, an open antique book with thick yellowed pages and a closed leather-bound companion beside it, soft midday sunlight and dust motes, textured clay walls, warm golden tones,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Low angle from tabletop, deckled page edges huge in foreground, window bokeh and soft greenery outside, golden midday rays, tactile wood grain,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Overhead top-down flatlay: open book, ribbon bookmark, graphite pencil, faint coffee ring, sun patch from window frame, minimalist,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Side light from casement window right, stack of two worn books left, linen curtain slightly billowing, calm ochre palette,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Backlit pages glowing, silhouette of trees through hazy glass, specks of dust drifting, quiet contemplative mood,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Wide room view: wooden chair pulled back, table with open tome, window centered, heavy negative space on wall, museum-like minimalism,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Macro of gutter and type, letterpress impression visible, window grid abstract in background, warm sepia wash,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Diagonal composition: window sill to table corner, closed book stacked beneath open one, soft bloom on highlights, subtle film halation,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Cool overcast daylight, muted straw-to-gray tones, condensation on window, gentle reflections on wood,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Golden hour beam slicing across spread pages, tiny airborne fibers shimmering, rustic plaster micro-texture,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Reader’s POV seated: fingertips barely visible holding a page corner, outside greenery softly defocused, calm academic mood,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Near-symmetry: open book aligned with window muntins, perfectly level, serene classic balance,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Storm light: darkened room, bright window with rain streaks, pages ruffled by breeze, moody, tactile realism,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Winter scene: frosted glass and pale daylight, cool white balance, faint breath haze implied, rich paper texture,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Spring noon: soft green bokeh outdoors, pressed flower as bookmark, delicate shadows of window grid,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Travel scholar vibe: open atlas page, small brass compass and linen map strap, dust motes, rustic sill,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Writer’s desk: open book with marginalia, quill and inkwell present but unused, sunlight raking across table,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Negative-space wall study: window left, books right in a small sun pool, large empty plaster wall for text placement,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Lens-flare kiss from window edge, soft chromatic aberration, shallow DOF on serif text, earthy palette,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Books on windowsill: one open, one closed upright leaning on frame, garden blur beyond, quiet domesticity,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Dust-trail beam: sunlight slicing diagonally with visible motes, page edges crisp, table scratches prominent,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Aged lace curtain half-drawn, lace shadow pattern across the pages, soft warm highlights,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Corner vignette: heavy shadow in foreground, bright sill in back, closed leather tome with embossed spine,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Morning chill: bluish daylight mixing with warm interior tones, slight haze, fine paper fiber detail,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Editorial clean: uncluttered tabletop with open book centered, window to left third, balanced tones, gentle film grain, 16:9, 1920×1080, no candle</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Old rural house interior, rustic wooden table beneath a six-pane window, an open antique book with thick yellowed pages and a closed leather-bound companion beside it, soft midday sunlight and dust motes, textured clay/plaster walls, warm golden tones, shallow depth of field, 35mm lens look, gentle vignette,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Sun-drenched window sill in a weathered cottage, open book centered with pages glowing from backlight, outside blur of green trees, long sunbeams crossing the table, no candle, warm sepia color grade, fine paper grain visible, cinematic composition, 50mm lens feel,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Over-the-shoulder view from a seated reader’s position, open tome on a rough table, closed book stacked to the right, window frame on the left edge, shallow DOF with text just in focus, soft ambient daylight, subtle lens breathing, muted ochre palette,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Low diagonal sweep across a scarred wooden tabletop, foreground book spines and deckled edges crisp, window and garden softly bokeh’d, airborne dust captured in a sun-beam, no candle, tactile realism, gentle film grain, 28mm lens perspective,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Same old room and books but under overcast daylight, softer contrast, cooler straw-yellow to gray palette, moisture on the window glass, subtle reflections, quiet contemplative mood, no hard shadows, 35mm lens,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Large six-pane window occupying the left two-thirds of frame, open book small but sharp on the right with ample negative space on the wall, minimal, modern-meets-rustic composition, soft golden daylight, no candle,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Early-morning haze filling a rustic room, window glow with visible dust motes, open book centered, closed volume angled slightly, warm honey tones, slight halation around highlights, subtle filmic bloom, 40mm lens,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Macro focus on the book’s deckled page edges and letterpress impression, background window softly abstracted into bright rectangles, warm sepia wash, tactile fibers in paper, no candle, photographic realism,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Centered symmetrical composition: open book aligned with the muntins of a near-square window grid, perfectly level horizon, classical balance, sunlit dust across the spread, restrained color, no candle, 24–35mm lens look, 16:9, 1920×1080</text:p>
          </table:table-cell>
          <table:table-cell table:style-name="ce1" office:value-type="float" office:value="0" calcext:value-type="float">
            <text:p>0</text:p>
          </table:table-cell>
          <table:table-cell table:number-columns-repeated="24"/>
        </table:table-row>
        <table:table-row table:style-name="ro1">
          <table:table-cell table:style-name="ce1" office:value-type="string" calcext:value-type="string">
            <text:p>Old linen curtain billowing slightly beside a casement window, open and closed books catching moving light patterns, subt</text:p>
          </table:table-cell>
          <table:table-cell table:style-name="ce1" office:value-type="float" office:value="0" calcext:value-type="float">
            <text:p>0</text:p>
          </table:table-cell>
          <table:table-cell table:number-columns-repeated="24"/>
        </table:table-row>
        <table:table-row table:style-name="ro2" table:number-rows-repeated="829">
          <table:table-cell table:number-columns-repeated="26"/>
        </table:table-row>
        <table:table-row table:style-name="ro2">
          <table:table-cell table:number-columns-repeated="26"/>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09:50:58.372735100</meta:creation-date>
    <meta:generator>LibreOffice/25.8.3.2$Windows_X86_64 LibreOffice_project/8ca8d55c161d602844f5428fa4b58097424e324e</meta:generator>
    <dc:date>2025-11-16T10:12:06.851879000</dc:date>
    <meta:editing-duration>PT21M8S</meta:editing-duration>
    <meta:editing-cycles>1</meta:editing-cycles>
    <meta:document-statistic meta:table-count="1" meta:cell-count="324" meta:object-count="0"/>
  </office:meta>
</office:document-meta>
</file>